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76cm"/>
    </style:style>
    <style:style style:name="co2" style:family="table-column">
      <style:table-column-properties fo:break-before="auto" style:column-width="3.4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office:value-type="string" calcext:value-type="string">
            <text:p>Critério de avaliação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BND-PT</text:p>
          </table:table-cell>
          <table:table-cell office:value-type="string" calcext:value-type="string">
            <text:p>Hemeroteca Digital, Lisbo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formações sobre a coleção de periódicos</text:p>
          </table:table-cell>
          <table:table-cell table:style-name="ce3"/>
          <table:table-cell table:style-name="ce1" table:number-columns-repeated="1022"/>
        </table:table-row>
        <table:table-row table:style-name="ro1">
          <table:table-cell office:value-type="string" calcext:value-type="string">
            <text:p>Número de <text:s/>título(s) de periódico(s) na cole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edições na cole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páginas na cole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artigos na cole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adados dos periódicos</text:p>
          </table:table-cell>
          <table:table-cell table:style-name="ce3"/>
          <table:table-cell table:style-name="ce1" table:number-columns-repeated="1022"/>
        </table:table-row>
        <table:table-row table:style-name="ro1">
          <table:table-cell office:value-type="string" calcext:value-type="string">
            <text:p>Títulos alternativos, relacionados ou anteriores/ subsequen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ar de publicação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bertura geográfic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íodo de publicação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idad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ção históric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m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ão em calendário da coleção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ação do titular do arquivo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s externo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33:56.843924992</meta:creation-date>
    <dc:date>2023-05-26T16:44:22.158966795</dc:date>
    <meta:editing-duration>PT15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